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f250" officeooo:paragraph-rsid="001ff250"/>
    </style:style>
    <style:style style:name="P2" style:family="paragraph" style:parent-style-name="Standard">
      <style:paragraph-properties fo:text-align="start" style:justify-single-word="false"/>
      <style:text-properties officeooo:rsid="001ff250" officeooo:paragraph-rsid="001ff2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torial PostgresSQL</text:p>
      <text:p text:style-name="P2"/>
      <text:p text:style-name="P2">masuk ke postgres dari terminal:</text:p>
      <text:p text:style-name="P2">→ sudo su postgres </text:p>
      <text:p text:style-name="P2">→ psql</text:p>
      <text:p text:style-name="P2">melihat semua db:</text:p>
      <text:p text:style-name="P2"><text:s text:c="2"/>\d</text:p>
      <text:p text:style-name="P2">melihat semua tabel:</text:p>
      <text:p text:style-name="P2"><text:s/>\dt</text:p>
      <text:p text:style-name="P2">keluar dari perintah sql :</text:p>
      <text:p text:style-name="P2">\q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8:19:46.983135307</meta:creation-date>
    <dc:date>2021-04-28T18:25:11.065103039</dc:date>
    <meta:editing-duration>PT5M25S</meta:editing-duration>
    <meta:editing-cycles>1</meta:editing-cycles>
    <meta:document-statistic meta:table-count="0" meta:image-count="0" meta:object-count="0" meta:page-count="1" meta:paragraph-count="10" meta:word-count="27" meta:character-count="150" meta:non-whitespace-character-count="129"/>
    <meta:generator>LibreOffice/6.4.4.2$Linux_X86_64 LibreOffice_project/40$Build-2</meta:generator>
  </office:meta>
</office:document-meta>
</file>